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2.5965in" style:rel-column-width="24575*"/>
    </style:style>
    <style:style style:name="Table2.B" style:family="table-column">
      <style:table-column-properties style:column-width="4.3285in" style:rel-column-width="4095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B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1in" fo:margin-right="0in" fo:text-indent="0in" style:auto-text-indent="false"/>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8"/>
    <style:style style:name="P19" style:family="paragraph" style:parent-style-name="Standard" style:list-style-name="L9"/>
    <style:style style:name="P20" style:family="paragraph" style:parent-style-name="Standard" style:list-style-name="L8">
      <style:paragraph-properties fo:margin-left="0.5in" fo:margin-right="0in" fo:text-indent="0in" style:auto-text-indent="false"/>
    </style:style>
    <style:style style:name="P21" style:family="paragraph" style:parent-style-name="Heading_20_1" style:master-page-name="First_20_Page">
      <style:paragraph-properties style:page-number="auto"/>
    </style:style>
    <style:style style:name="P2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9pt" style:font-size-asian="9pt" style:font-size-complex="8pt"/>
    </style:style>
    <style:style style:name="P23"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P2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style:font-size-asian="8pt" style:font-size-complex="8pt"/>
    </style:style>
    <style:style style:name="P25"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4">
      <style:paragraph-properties>
        <style:tab-stops>
          <style:tab-stop style:position="6.9252in" style:type="right" style:leader-style="dotted" style:leader-text="."/>
        </style:tab-stops>
      </style:paragraph-properties>
    </style:style>
    <style:style style:name="P29" style:family="paragraph" style:parent-style-name="Contents_20_3">
      <style:paragraph-properties>
        <style:tab-stops>
          <style:tab-stop style:position="6.9252in" style:type="right" style:leader-style="dotted" style:leader-text="."/>
        </style:tab-stops>
      </style:paragraph-properties>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703487280">
          <text:insertion>
            <office:change-info>
              <dc:creator>Bob Jacobsen</dc:creator>
              <dc:date>2010-10-08T18:32:00</dc:date>
            </office:change-info>
          </text:insertion>
        </text:changed-region>
        <text:changed-region text:id="ct598645904">
          <text:insertion>
            <office:change-info>
              <dc:creator>Bob Jacobsen</dc:creator>
              <dc:date>2010-10-11T01:08:00</dc:date>
            </office:change-info>
          </text:insertion>
        </text:changed-region>
        <text:changed-region text:id="ct703487664">
          <text:deletion>
            <office:change-info>
              <dc:creator>Bob Jacobsen</dc:creator>
              <dc:date>2010-10-08T18:32: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790682912"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change-start text:change-id="ct703487280"/>Introduction</text:h>
      <text:p text:style-name="Standard">This explanatory note contains informative discussion and background for the corresponding “OpenLCB CAN Message Network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h text:style-name="Heading_20_2" text:outline-level="2">References and Context</text:h>
      <text:h text:style-name="Heading_20_2" text:outline-level="2">States</text:h>
      <text:p text:style-name="Standard">The Uninitialized state is only occupied when the node is first starting up. <text:s/>At present, there's no way to deliberately return to it.</text:p>
      <text:h text:style-name="Heading_20_2" text:outline-level="2">Message Format</text:h>
      <text:h text:style-name="Heading_20_2" text:outline-level="2">Messages</text:h>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912532181" text:style-name="L2">
        <text:list-item>
          <text:p text:style-name="P12">There is no guarantee that any other node is listening for this. No reply is possible. </text:p>
        </text:list-item>
        <text:list-item>
          <text:p text:style-name="P12">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text:soft-page-break/>Duplicate Node ID Discovery</text:h>
      <text:p text:style-name="Standard">OpenLCB nodes must have unique node IDs. To detect thi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3" text:outline-level="3">Error Handling</text:h>
      <text:h text:style-name="Heading_20_4" text:outline-level="4">Reject Addressed Optional Interaction</text:h>
      <text:list xml:id="list1488302095" text:style-name="L3">
        <text:list-item>
          <text:p text:style-name="P13">Node A receives an addressed message from Node B that carries Node A's NID. </text:p>
        </text:list-item>
      </text:list>
      <text:list xml:id="list1891933311" text:style-name="L4">
        <text:list-item>
          <text:p text:style-name="P14">The MTI indicates the start of an optional interaction. </text:p>
        </text:list-item>
      </text:list>
      <text:list xml:id="list1820939750" text:style-name="L5">
        <text:list-item>
          <text:p text:style-name="P15">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h text:style-name="Heading_20_4" text:outline-level="4">Reject Unaddressed Optional Interaction</text:h>
      <text:list xml:id="list485584108" text:style-name="L6">
        <text:list-item>
          <text:p text:style-name="P16">Node A receives an unaddressed message from Node B. </text:p>
        </text:list-item>
        <text:list-item>
          <text:p text:style-name="P16">The MTI indicates the start of an optional interaction. </text:p>
        </text:list-item>
      </text:list>
      <text:p text:style-name="Standard"><text:soft-page-break/>If Node A does not want to take part in the optional interaction, it silently drops the message without reply. </text:p>
      <text:h text:style-name="Heading_20_4" text:outline-level="4">Reject Addressed Standard Interaction Due to Error</text:h>
      <text:list xml:id="list514903811" text:style-name="L7">
        <text:list-item>
          <text:p text:style-name="P17">Node A is taking part in an addressed interaction with Node B. Either node may be able to send the next message.</text:p>
        </text:list-item>
        <text:list-item>
          <text:p text:style-name="P17">Some error condition prevents Node A from continuing the interaction. </text:p>
        </text:list-item>
        <text:list-item>
          <text:p text:style-name="P17">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text:p>
      <text:p text:style-name="Standard">This is a very coarse mechanism. <text:s/>The “most recent MTI received” values is not always sufficient to determine <text:span text:style-name="T5">which</text:span> interaction is being referred to. <text:s/>Higher level protocols should define more focused and reliable mechanisms if they are likely to encounter errors.</text:p>
      <text:h text:style-name="Heading_20_1" text:outline-level="1">MTI allocation method</text:h>
      <text:p text:style-name="Standard">The specific MTI values are being documented in each protocol definition, and also here as a consistency check.</text:p>
      <text:p text:style-name="Standard">Because the MTI values are specified for each kind of message, the Standard just documents those results. <text:s/>This section of the Technical Note addresses the method for choosing specific values.</text:p>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Designers may wish to use CAN hardware filtering, but it can't be assumed to be present. We assign a single bit to indicate “simple node protocol” messages to make simple filtering possible.</text:p>
      <text:p text:style-name="Standard">The common Message Type Indicator (MTI) is a 16 bit quantity. Note that specific wire protocols may remap this.</text:p>
      <text:list xml:id="list1517396969" text:style-name="L8">
        <text:list-item>
          <text:p text:style-name="P18">The most-significant 5 bits are reserved as 00110; nodes must send and check that value.</text:p>
        </text:list-item>
        <text:list-item>
          <text:p text:style-name="P18">The next 7 bits are used to indicate the message type. </text:p>
        </text:list-item>
        <text:list-item>
          <text:p text:style-name="P20">The top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
      <text:p text:style-name="P10">Note that the priority bit in the CAN frame is separate from the static priority field in the MTI format specification.</text:p>
      <text:list xml:id="list433361976" text:continue-numbering="true" text:style-name="L8">
        <text:list-item>
          <text:p text:style-name="P20"><text:soft-page-break/>The next bit is reserved as 0; nodes must send and check that value.</text:p>
        </text:list-item>
        <text:list-item>
          <text:p text:style-name="P20">The lower four bits indicate a specific type. </text:p>
        </text:list-item>
        <text:list-item>
          <text:p text:style-name="P18">The following bit is reserved as 0; nodes much send and check that value.</text:p>
        </text:list-item>
        <text:list-item>
          <text:p text:style-name="P18">The 2nd from-least-significant bit indicates that this message carries a destination node address (DID) when set to 1. Setting 0 means that the message is globally addressed. If a Destination Node ID (DID) is present, it is located at the start of the message content. The form of a Destination Node ID is defined by the particular wire protocol, but must be mappable to the full NID of the intended destination. </text:p>
        </text:list-item>
        <text:list-item>
          <text:p text:style-name="P18">The next-to-least-significant bit indicates this message carries a P/C Event ID field when set to 1. Setting 0 means that the message does not carry a P/C event ID. If a P/C Event ID is present, it's at the start of the message, except after the Destination Node ID, if present. </text:p>
        </text:list-item>
        <text:list-item>
          <text:p text:style-name="P18">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Note that, as a special dispensation for CAN, higher priority messages (MTIs with lower numerical values) may pass lower priority ones; this must be taken into account when designing protocols.</text:p>
      <text:p text:style-name="Standard">For OpenLCB messages, the variable field is used in two forms:</text:p>
      <text:list xml:id="list1263209113" text:style-name="L9">
        <text:list-item>
          <text:p text:style-name="P19">Unaddressed messages – messages that don't have a destination address put the low 12 bits of the MTI in the variable field</text:p>
        </text:list-item>
        <text:list-item>
          <text:p text:style-name="P19">Addressed messages – messages that have a specific destination address put it in the variable field, and carry the MTI in the payload. This allows filtering.</text:p>
        </text:list-item>
      </text:list>
      <text:p text:style-name="Standard">The variable field is allocated:</text:p>
      <text:p text:style-name="Standard"/>
      <table:table table:name="Table2" table:style-name="Table2">
        <table:table-column table:style-name="Table2.A"/>
        <table:table-column table:style-name="Table2.B"/>
        <table:table-row>
          <table:table-cell table:style-name="Table2.A1" office:value-type="string">
            <text:p text:style-name="Standard">Variable Field Bits 0-2</text:p>
            <text:p text:style-name="Standard">Header Bits 2-4</text:p>
            <text:p text:style-name="Standard">OpenLCB Format</text:p>
            <text:p text:style-name="Standard">0x0700,0000</text:p>
          </table:table-cell>
          <table:table-cell table:style-name="Table2.B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2.A2" office:value-type="string">
            <text:p text:style-name="Standard">0 0 0</text:p>
          </table:table-cell>
          <table:table-cell table:style-name="Table2.B2" office:value-type="string">
            <text:p text:style-name="Standard">MTI &amp; additional information for “simple node” unaddressed messages</text:p>
          </table:table-cell>
        </table:table-row>
        <table:table-row>
          <table:table-cell table:style-name="Table2.A2" office:value-type="string">
            <text:p text:style-name="Standard">0 0 1</text:p>
          </table:table-cell>
          <table:table-cell table:style-name="Table2.B2" office:value-type="string">
            <text:p text:style-name="Standard">MTI &amp; additional information for unaddressed messages other than “simple node” forms</text:p>
          </table:table-cell>
        </table:table-row>
        <text:soft-page-break/>
        <table:table-row>
          <table:table-cell table:style-name="Table2.A2" office:value-type="string">
            <text:p text:style-name="Standard">0 1 0</text:p>
          </table:table-cell>
          <table:table-cell table:style-name="Table2.B2" office:value-type="string">
            <text:p text:style-name="Standard">(Reserved, must not be sent or accepted)</text:p>
          </table:table-cell>
        </table:table-row>
        <table:table-row>
          <table:table-cell table:style-name="Table2.A2" office:value-type="string">
            <text:p text:style-name="Standard">0 1 1</text:p>
          </table:table-cell>
          <table:table-cell table:style-name="Table2.B2" office:value-type="string">
            <text:p text:style-name="Standard">Long-form MTIs in data area</text:p>
          </table:table-cell>
        </table:table-row>
        <table:table-row>
          <table:table-cell table:style-name="Table2.A2" office:value-type="string">
            <text:p text:style-name="Standard">1 0 0</text:p>
          </table:table-cell>
          <table:table-cell table:style-name="Table2.B2" office:value-type="string">
            <text:p text:style-name="Standard">Destination Alias for datagram message non-last fragment</text:p>
          </table:table-cell>
        </table:table-row>
        <table:table-row>
          <table:table-cell table:style-name="Table2.A2" office:value-type="string">
            <text:p text:style-name="Standard">1 0 1</text:p>
          </table:table-cell>
          <table:table-cell table:style-name="Table2.B2" office:value-type="string">
            <text:p text:style-name="Standard">Destination Alias for datagram message last fragment</text:p>
          </table:table-cell>
        </table:table-row>
        <table:table-row>
          <table:table-cell table:style-name="Table2.A2" office:value-type="string">
            <text:p text:style-name="Standard">1 1 0</text:p>
          </table:table-cell>
          <table:table-cell table:style-name="Table2.B2" office:value-type="string">
            <text:p text:style-name="Standard">Destination Alias for non-datagram addressed messages</text:p>
          </table:table-cell>
        </table:table-row>
        <table:table-row>
          <table:table-cell table:style-name="Table2.A2" office:value-type="string">
            <text:p text:style-name="Standard">1 1 1</text:p>
          </table:table-cell>
          <table:table-cell table:style-name="Table2.B2" office:value-type="string">
            <text:p text:style-name="Standard">Destination Alias for Stream Data Send messages</text:p>
          </table:table-cell>
        </table:table-row>
      </table:table>
      <text:p text:style-name="Standard"/>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text:change-end text:change-id="ct703487280"/><text:change-start text:change-id="ct598645904"/></text:p>
      <text:p text:style-name="Standard"><text:change-end text:change-id="ct598645904"/><text:change text:change-id="ct70348766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text:tab/>1</text:p>
          <text:p text:style-name="P26"><text:s/>2 Annotations to the Specification<text:tab/>1</text:p>
          <text:p text:style-name="P27"><text:s/>2.1 Introduction<text:tab/>1</text:p>
          <text:p text:style-name="P27"><text:s/>2.2 Intended Use<text:tab/>1</text:p>
          <text:p text:style-name="P27"><text:s/>2.3 References and Context<text:tab/>1</text:p>
          <text:p text:style-name="P27"><text:s/>2.4 States<text:tab/>1</text:p>
          <text:p text:style-name="P27"><text:s/>2.5 Message Format<text:tab/>1</text:p>
          <text:p text:style-name="P27"><text:s/>2.6 Messages<text:tab/>1</text:p>
          <text:p text:style-name="P27"><text:s/>2.7 Interactions<text:tab/>1</text:p>
          <text:p text:style-name="P29"><text:s/>2.7.1 Node Initialization<text:tab/>1</text:p>
          <text:p text:style-name="P29"><text:s/>2.7.2 Duplicate Node ID Discovery<text:tab/>2</text:p>
          <text:p text:style-name="P29"><text:s/>2.7.3 Node ID Detection<text:tab/>2</text:p>
          <text:p text:style-name="P29"><text:s/>2.7.4 Error Handling<text:tab/>2</text:p>
          <text:p text:style-name="P28"><text:soft-page-break/><text:s/>2.7.4.1 Reject Addressed Optional Interaction<text:tab/>2</text:p>
          <text:p text:style-name="P28"><text:s/>2.7.4.2 Reject Unaddressed Optional Interaction<text:tab/>2</text:p>
          <text:p text:style-name="P28"><text:s/>2.7.4.3 Reject Addressed Standard Interaction Due to Error<text:tab/>3</text:p>
          <text:p text:style-name="P26"><text:s/>3 MTI allocation method<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9pt" style:font-size-asian="9pt" style:font-size-complex="8pt"/>
    </style:style>
    <style:style style:name="MP6"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style:font-size-asian="8pt" style:font-size-complex="8pt"/>
    </style:style>
    <style:style style:name="MP7" style:family="paragraph" style:parent-style-name="Header">
      <style:text-properties fo:language="zxx" fo:country="none" style:language-asian="zxx" style:country-asian="none"/>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MP13"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80">
      <number:day/>
      <number:text>. </number:text>
      <number:month number:textual="true"/>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752949136">
            <text:deletion>
              <office:change-info>
                <dc:creator>Bob Jacobsen</dc:creator>
                <dc:date>2010-10-08T17:22:00</dc:date>
              </office:change-info>
              <text:p text:style-name="MP1">NMRA Technical Note (number)</text:p>
            </text:deletion>
          </text:changed-region>
          <text:changed-region text:id="ct752949264">
            <text:insertion>
              <office:change-info>
                <dc:creator>Bob Jacobsen</dc:creator>
                <dc:date>2010-10-08T17:22: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752949136"/><text:change-start text:change-id="ct752949264"/>OpenLCB-CAN Message Network Technical Note<text:change-end text:change-id="ct752949264"/></text:p>
      </style:header>
      <style:footer>
        <text:tracked-changes>
          <text:changed-region text:id="ct752947328">
            <text:deletion>
              <office:change-info>
                <dc:creator>Bob Jacobsen</dc:creator>
                <dc:date>2010-10-08T17:23:00</dc:date>
              </office:change-info>
              <text:p text:style-name="MP5">Title</text:p>
            </text:deletion>
          </text:changed-region>
          <text:changed-region text:id="ct752943280">
            <text:insertion>
              <office:change-info>
                <dc:creator>Bob Jacobsen</dc:creator>
                <dc:date>2010-10-08T17:23:00</dc:date>
              </office:change-info>
            </text:insertion>
          </text:changed-region>
          <text:changed-region text:id="ct752954864">
            <text:deletion>
              <office:change-info>
                <dc:creator>Bob Jacobsen</dc:creator>
                <dc:date>2010-10-08T17:23:00</dc:date>
              </office:change-info>
              <text:p text:style-name="MP6"><text:tab/></text:p>
            </text:deletion>
          </text:changed-region>
        </text:tracked-changes>
        <text:p text:style-name="MP4"><text:change text:change-id="ct752947328"/><text:change-start text:change-id="ct752943280"/><text:span text:style-name="MT2">Copyright 2010, by J. Day, D. Harris, B. Jacobsen, and A. Shepherd</text:span><text:change-end text:change-id="ct752943280"/><text:change text:change-id="ct752954864"/><text:span text:style-name="MT3"><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10-13T23:24:07">10/13/2010</text:date></text:span></text:span></text:p>
      </style:footer>
    </style:master-page>
    <style:master-page style:name="First_20_Page" style:display-name="First Page" style:page-layout-name="Mpm2" style:next-style-name="Standard">
      <style:header>
        <text:tracked-changes>
          <text:changed-region text:id="ct752968096">
            <text:deletion>
              <office:change-info>
                <dc:creator>Bob Jacobsen</dc:creator>
                <dc:date>2010-10-07T21:46:00</dc:date>
              </office:change-info>
              <text:p text:style-name="MP10">NMRA TECHNICAL NOTES</text:p>
            </text:deletion>
          </text:changed-region>
          <text:changed-region text:id="ct752968192">
            <text:insertion>
              <office:change-info>
                <dc:creator>Bob Jacobsen</dc:creator>
                <dc:date>2010-10-08T17:19:00</dc:date>
              </office:change-info>
            </text:insertion>
          </text:changed-region>
          <text:changed-region text:id="ct752965280">
            <text:insertion>
              <office:change-info>
                <dc:creator>Bob Jacobsen</dc:creator>
                <dc:date>2010-10-08T18:28:00</dc:date>
              </office:change-info>
            </text:insertion>
          </text:changed-region>
          <text:changed-region text:id="ct752965440">
            <text:deletion>
              <office:change-info>
                <dc:creator>Bob Jacobsen</dc:creator>
                <dc:date>2010-10-08T18:28:00</dc:date>
              </office:change-info>
              <text:p text:style-name="MP9">(title)</text:p>
            </text:deletion>
          </text:changed-region>
          <text:changed-region text:id="ct752965536">
            <text:insertion>
              <office:change-info>
                <dc:creator>Bob Jacobsen</dc:creator>
                <dc:date>2010-10-08T18:28:00</dc:date>
              </office:change-info>
            </text:insertion>
          </text:changed-region>
          <text:changed-region text:id="ct752965856">
            <text:deletion>
              <office:change-info>
                <dc:creator>Bob Jacobsen</dc:creator>
                <dc:date>2010-10-08T17:19:00</dc:date>
              </office:change-info>
              <text:p text:style-name="MP9">(date)</text:p>
            </text:deletion>
          </text:changed-region>
          <text:changed-region text:id="ct752971200">
            <text:insertion>
              <office:change-info>
                <dc:creator>Bob Jacobsen</dc:creator>
                <dc:date>2010-10-13T22:19:00</dc:date>
              </office:change-info>
            </text:insertion>
          </text:changed-region>
          <text:changed-region text:id="ct752971296">
            <text:deletion>
              <office:change-info>
                <dc:creator>Bob Jacobsen</dc:creator>
                <dc:date>2010-10-07T21:47:00</dc:date>
              </office:change-info>
              <text:p text:style-name="MP9">(number)</text:p>
            </text:deletion>
          </text:changed-region>
          <text:changed-region text:id="ct752971408">
            <text:insertion>
              <office:change-info>
                <dc:creator>Bob Jacobsen</dc:creator>
                <dc:date>2010-10-10T12:14:00</dc:date>
              </office:change-info>
            </text:insertion>
          </text:changed-region>
        </text:tracked-changes>
        <text:p text:style-name="MP7"><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8"><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8"/>
            </table:table-cell>
            <table:table-cell table:style-name="Table1.C1" table:number-columns-spanned="2" office:value-type="string">
              <text:p text:style-name="MP9"><text:change text:change-id="ct752968096"/><text:change-start text:change-id="ct752968192"/>OpenLCB <text:change-end text:change-id="ct752968192"/><text:change-start text:change-id="ct752965280"/>Technical Note<text:change-end text:change-id="ct752965280"/></text:p>
            </table:table-cell>
            <table:covered-table-cell/>
          </table:table-row>
          <table:table-row table:style-name="Table1.1">
            <table:covered-table-cell/>
            <table:table-cell table:style-name="Table1.A1" office:value-type="string">
              <text:p text:style-name="MP8"/>
            </table:table-cell>
            <table:table-cell table:style-name="Table1.C1" table:number-columns-spanned="2" office:value-type="string">
              <text:p text:style-name="MP9"><text:change text:change-id="ct752965440"/><text:change-start text:change-id="ct752965536"/>OpenLCB-CAN Message Network<text:change-end text:change-id="ct752965536"/></text:p>
            </table:table-cell>
            <table:covered-table-cell/>
          </table:table-row>
          <table:table-row table:style-name="Table1.1">
            <table:covered-table-cell/>
            <table:table-cell table:style-name="Table1.B1" office:value-type="string">
              <text:p text:style-name="MP8"/>
            </table:table-cell>
            <table:table-cell table:style-name="Table1.C3" office:value-type="string">
              <text:p text:style-name="MP9"><text:change text:change-id="ct752965856"/><text:change-start text:change-id="ct752971200"/><text:date style:data-style-name="N80" text:date-value="2010-10-13T23:24:07">13. Oct. 2010</text:date><text:change-end text:change-id="ct752971200"/></text:p>
            </table:table-cell>
            <table:table-cell table:style-name="Table1.C1" office:value-type="string">
              <text:p text:style-name="MP9"><text:change text:change-id="ct752971296"/><text:change-start text:change-id="ct752971408"/>Preliminary<text:change-end text:change-id="ct752971408"/></text:p>
            </table:table-cell>
          </table:table-row>
        </table:table>
        <text:p text:style-name="Header"/>
      </style:header>
      <style:footer>
        <text:tracked-changes>
          <text:changed-region text:id="ct621071584">
            <text:deletion>
              <office:change-info>
                <dc:creator>Bob Jacobsen</dc:creator>
                <dc:date>2010-10-07T21:47:00</dc:date>
              </office:change-info>
              <text:p text:style-name="MP12">90</text:p>
            </text:deletion>
          </text:changed-region>
          <text:changed-region text:id="ct663990032">
            <text:insertion>
              <office:change-info>
                <dc:creator>Bob Jacobsen</dc:creator>
                <dc:date>2010-10-07T21:47:00</dc:date>
              </office:change-info>
            </text:insertion>
          </text:changed-region>
          <text:changed-region text:id="ct654866160">
            <text:deletion>
              <office:change-info>
                <dc:creator>Bob Jacobsen</dc:creator>
                <dc:date>2010-10-08T17:21:00</dc:date>
              </office:change-info>
              <text:p text:style-name="MP12">A. Robinson, </text:p>
            </text:deletion>
          </text:changed-region>
        </text:tracked-changes>
        <text:p text:style-name="MP11"><text:span text:style-name="MT4">Copyright 20</text:span><text:change text:change-id="ct621071584"/><text:change-start text:change-id="ct663990032"/><text:span text:style-name="MT4">10</text:span><text:change-end text:change-id="ct663990032"/><text:span text:style-name="MT4">, by J. Day, D. Harris, B. Jacobsen, </text:span><text:change text:change-id="ct654866160"/><text:span text:style-name="MT4">and A. Shepherd<text:tab/></text:span><text:span text:style-name="MT5">Page </text:span><text:span text:style-name="Page_20_Number"><text:span text:style-name="MT5"><text:page-number text:select-page="current">6</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0-10-13T23:24:07">10/13/2010</text:date></text:span></text:span></text:p>
        <text:p text:style-name="MP1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80</meta:editing-cycles>
    <meta:editing-duration>PT12H54M48S</meta:editing-duration>
    <meta:generator>OpenOffice.org/3.2$Unix OpenOffice.org_project/320m18$Build-9502</meta:generator>
    <dc:date>2010-10-13T23:24:07</dc:date>
    <dc:creator>Bob Jacobsen</dc:creator>
    <meta:keyword>OpenLCB-CAN Message Network</meta:keyword>
    <meta:document-statistic meta:table-count="2" meta:image-count="1" meta:object-count="0" meta:page-count="6" meta:paragraph-count="130" meta:word-count="1820" meta:character-count="10737"/>
    <meta:user-defined meta:name="Info 1"/>
    <meta:user-defined meta:name="Info 2"/>
    <meta:user-defined meta:name="Info 3"/>
    <meta:user-defined meta:name="Info 4"/>
  </office:meta>
</office:document-meta>
</file>